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coding-compression" table:style-name="ta1">
        <table:shapes>
          <draw:frame draw:z-index="0" draw:style-name="gr1" draw:text-style-name="P1" svg:width="512.96pt" svg:height="307.19pt" svg:x="37.33pt" svg:y="118.94pt">
            <draw:object draw:notify-on-update-of-ranges="'encoding-compression'.A1:'encoding-compression'.A1 'encoding-compression'.A2:'encoding-compression'.A4 'encoding-compression'.B1:'encoding-compression'.B1 'encoding-compression'.B2:'encoding-compression'.B4 'encoding-compression'.A1:'encoding-compression'.A1 'encoding-compression'.A2:'encoding-compression'.A4 'encoding-compression'.C1:'encoding-compression'.C1 'encoding-compression'.C2:'encoding-compression'.C4 'encoding-compression'.A1:'encoding-compression'.A1 'encoding-compression'.A2:'encoding-compression'.A4 'encoding-compression'.D1:'encoding-compression'.D1 'encoding-compression'.D2:'encoding-compression'.D4 'encoding-compression'.A1:'encoding-compression'.A1 'encoding-compression'.A2:'encoding-compression'.A4 'encoding-compression'.E1:'encoding-compression'.E1 'encoding-compression'.E2:'encoding-compression'.E4 'encoding-compression'.A1:'encoding-compression'.A1 'encoding-compression'.A2:'encoding-compression'.A4 'encoding-compression'.F1:'encoding-compression'.F1 'encoding-compression'.F2:'encoding-compression'.F4 'encoding-compression'.A1:'encoding-compression'.A1 'encoding-compression'.A2:'encoding-compression'.A4 'encoding-compression'.G1:'encoding-compression'.G1 'encoding-compression'.G2:'encoding-compression'.G4 'encoding-compression'.A1:'encoding-compression'.A1 'encoding-compression'.A2:'encoding-compression'.A4 'encoding-compression'.H1:'encoding-compression'.H1 'encoding-compression'.H2:'encoding-compression'.H4 'encoding-compression'.A1:'encoding-compression'.A1 'encoding-compression'.A2:'encoding-compression'.A4 'encoding-compression'.I1:'encoding-compression'.I1 'encoding-compression'.I2:'encoding-compression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.gz</text:p>
          </table:table-cell>
          <table:table-cell office:value-type="string" calcext:value-type="string">
            <text:p>JSON.zip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Gob.gz</text:p>
          </table:table-cell>
          <table:table-cell office:value-type="string" calcext:value-type="string">
            <text:p>Gob.zip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.zip</text:p>
          </table:table-cell>
          <table:table-cell office:value-type="string" calcext:value-type="string">
            <text:p>PB.zip % of J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435" calcext:value-type="float">
            <text:p>435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624" calcext:value-type="float">
            <text:p>624</text:p>
          </table:table-cell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7" calcext:value-type="float">
            <text:p>997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860" calcext:value-type="float">
            <text:p>860</text:p>
          </table:table-cell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office:value-type="float" office:value="413" calcext:value-type="float">
            <text:p>413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4" calcext:value-type="float">
            <text:p>10264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office:value-type="float" office:value="5119" calcext:value-type="float">
            <text:p>5119</text:p>
          </table:table-cell>
          <table:table-cell office:value-type="float" office:value="1329" calcext:value-type="float">
            <text:p>1329</text:p>
          </table:table-cell>
          <table:table-cell office:value-type="float" office:value="1317" calcext:value-type="float">
            <text:p>1317</text:p>
          </table:table-cell>
          <table:table-cell office:value-type="float" office:value="4193" calcext:value-type="float">
            <text:p>4193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393" calcext:value-type="float">
            <text:p>104393</text:p>
          </table:table-cell>
          <table:table-cell office:value-type="float" office:value="12052" calcext:value-type="float">
            <text:p>12052</text:p>
          </table:table-cell>
          <table:table-cell office:value-type="float" office:value="12040" calcext:value-type="float">
            <text:p>12040</text:p>
          </table:table-cell>
          <table:table-cell office:value-type="float" office:value="49078" calcext:value-type="float">
            <text:p>49078</text:p>
          </table:table-cell>
          <table:table-cell office:value-type="float" office:value="10267" calcext:value-type="float">
            <text:p>10267</text:p>
          </table:table-cell>
          <table:table-cell office:value-type="float" office:value="10255" calcext:value-type="float">
            <text:p>10255</text:p>
          </table:table-cell>
          <table:table-cell office:value-type="float" office:value="42865" calcext:value-type="float">
            <text:p>42865</text:p>
          </table:table-cell>
          <table:table-cell office:value-type="float" office:value="9624" calcext:value-type="float">
            <text:p>962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1:40:08.473139410</dc:date>
    <meta:editing-duration>PT3M26S</meta:editing-duration>
    <meta:editing-cycles>1</meta:editing-cycles>
    <meta:document-statistic meta:table-count="1" meta:cell-count="60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97cm" svg:height="10.838cm" xlink:href=".." xlink:type="simple" chart:class="chart:scatter" chart:style-name="ch1">
        <chart:title svg:x="3.025cm" svg:y="0.352cm" chart:style-name="ch2">
          <text:p>Packet Size for various encoding and compression methods</text:p>
        </chart:title>
        <chart:legend chart:legend-position="end" svg:x="15.271cm" svg:y="3.377cm" style:legend-expansion="high" chart:style-name="ch3"/>
        <chart:plot-area chart:style-name="ch4" table:cell-range-address="'encoding-compression'.A1:'encoding-compression'.I4" chart:data-source-has-labels="row" svg:x="1.372cm" svg:y="1.347cm" svg:width="13.538cm" svg:height="8.294cm">
          <chartooo:coordinate-region svg:x="2.179cm" svg:y="1.546cm" svg:width="12.359cm" svg:height="7.448cm"/>
          <chart:axis chart:dimension="x" chart:name="primary-x" chart:style-name="ch5">
            <chart:title svg:x="7.052cm" svg:y="9.857cm" chart:style-name="ch6">
              <text:p>Sample Count</text:p>
            </chart:title>
          </chart:axis>
          <chart:axis chart:dimension="y" chart:name="primary-y" chart:style-name="ch5">
            <chart:title svg:x="0.451cm" svg:y="6.927cm" chart:style-name="ch7">
              <text:p>Packet Size (bytes)</text:p>
            </chart:title>
            <chart:grid chart:style-name="ch8" chart:class="major"/>
          </chart:axis>
          <chart:series chart:style-name="ch9" chart:values-cell-range-address="'encoding-compression'.B2:'encoding-compression'.B4" chart:label-cell-address="'encoding-compression'.B1:'encoding-compression'.B1" chart:class="chart:scatter">
            <chart:domain table:cell-range-address="'encoding-compression'.A2:'encoding-compression'.A4"/>
            <chart:data-point chart:repeated="3"/>
          </chart:series>
          <chart:series chart:style-name="ch10" chart:values-cell-range-address="'encoding-compression'.C2:'encoding-compression'.C4" chart:label-cell-address="'encoding-compression'.C1:'encoding-compression'.C1" chart:class="chart:scatter">
            <chart:data-point chart:repeated="3"/>
          </chart:series>
          <chart:series chart:style-name="ch11" chart:values-cell-range-address="'encoding-compression'.D2:'encoding-compression'.D4" chart:label-cell-address="'encoding-compression'.D1:'encoding-compression'.D1" chart:class="chart:scatter">
            <chart:data-point chart:repeated="3"/>
          </chart:series>
          <chart:series chart:style-name="ch12" chart:values-cell-range-address="'encoding-compression'.E2:'encoding-compression'.E4" chart:label-cell-address="'encoding-compression'.E1:'encoding-compression'.E1" chart:class="chart:scatter">
            <chart:data-point chart:repeated="3"/>
          </chart:series>
          <chart:series chart:style-name="ch13" chart:values-cell-range-address="'encoding-compression'.F2:'encoding-compression'.F4" chart:label-cell-address="'encoding-compression'.F1:'encoding-compression'.F1" chart:class="chart:scatter">
            <chart:data-point chart:repeated="3"/>
          </chart:series>
          <chart:series chart:style-name="ch14" chart:values-cell-range-address="'encoding-compression'.G2:'encoding-compression'.G4" chart:label-cell-address="'encoding-compression'.G1:'encoding-compression'.G1" chart:class="chart:scatter">
            <chart:data-point chart:repeated="3"/>
          </chart:series>
          <chart:series chart:style-name="ch15" chart:values-cell-range-address="'encoding-compression'.H2:'encoding-compression'.H4" chart:label-cell-address="'encoding-compression'.H1:'encoding-compression'.H1" chart:class="chart:scatter">
            <chart:data-point chart:repeated="3"/>
          </chart:series>
          <chart:series chart:style-name="ch16" chart:values-cell-range-address="'encoding-compression'.I2:'encoding-compression'.I4" chart:label-cell-address="'encoding-compression'.I1:'encoding-compression'.I1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SON</text:p>
                <draw:g>
                  <svg:desc>'encoding-compression'.B1:'encoding-compression'.B1</svg:desc>
                </draw:g>
              </table:table-cell>
              <table:table-cell office:value-type="string">
                <text:p>JSON.gz</text:p>
                <draw:g>
                  <svg:desc>'encoding-compression'.C1:'encoding-compression'.C1</svg:desc>
                </draw:g>
              </table:table-cell>
              <table:table-cell office:value-type="string">
                <text:p>JSON.zip</text:p>
                <draw:g>
                  <svg:desc>'encoding-compression'.D1:'encoding-compression'.D1</svg:desc>
                </draw:g>
              </table:table-cell>
              <table:table-cell office:value-type="string">
                <text:p>Gob</text:p>
                <draw:g>
                  <svg:desc>'encoding-compression'.E1:'encoding-compression'.E1</svg:desc>
                </draw:g>
              </table:table-cell>
              <table:table-cell office:value-type="string">
                <text:p>Gob.gz</text:p>
                <draw:g>
                  <svg:desc>'encoding-compression'.F1:'encoding-compression'.F1</svg:desc>
                </draw:g>
              </table:table-cell>
              <table:table-cell office:value-type="string">
                <text:p>Gob.zip</text:p>
                <draw:g>
                  <svg:desc>'encoding-compression'.G1:'encoding-compression'.G1</svg:desc>
                </draw:g>
              </table:table-cell>
              <table:table-cell office:value-type="string">
                <text:p>PB</text:p>
                <draw:g>
                  <svg:desc>'encoding-compression'.H1:'encoding-compression'.H1</svg:desc>
                </draw:g>
              </table:table-cell>
              <table:table-cell office:value-type="string">
                <text:p>PB.zip</text:p>
                <draw:g>
                  <svg:desc>'encoding-compression'.I1:'encoding-compression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coding-compression'.A2:'encoding-compression'.A4</svg:desc>
                </draw:g>
              </table:table-cell>
              <table:table-cell office:value-type="float" office:value="88">
                <text:p>88</text:p>
                <draw:g>
                  <svg:desc>'encoding-compression'.B2:'encoding-compression'.B4</svg:desc>
                </draw:g>
              </table:table-cell>
              <table:table-cell office:value-type="float" office:value="113">
                <text:p>113</text:p>
                <draw:g>
                  <svg:desc>'encoding-compression'.C2:'encoding-compression'.C4</svg:desc>
                </draw:g>
              </table:table-cell>
              <table:table-cell office:value-type="float" office:value="101">
                <text:p>101</text:p>
                <draw:g>
                  <svg:desc>'encoding-compression'.D2:'encoding-compression'.D4</svg:desc>
                </draw:g>
              </table:table-cell>
              <table:table-cell office:value-type="float" office:value="435">
                <text:p>435</text:p>
                <draw:g>
                  <svg:desc>'encoding-compression'.E2:'encoding-compression'.E4</svg:desc>
                </draw:g>
              </table:table-cell>
              <table:table-cell office:value-type="float" office:value="277">
                <text:p>277</text:p>
                <draw:g>
                  <svg:desc>'encoding-compression'.F2:'encoding-compression'.F4</svg:desc>
                </draw:g>
              </table:table-cell>
              <table:table-cell office:value-type="float" office:value="265">
                <text:p>265</text:p>
                <draw:g>
                  <svg:desc>'encoding-compression'.G2:'encoding-compression'.G4</svg:desc>
                </draw:g>
              </table:table-cell>
              <table:table-cell office:value-type="float" office:value="35">
                <text:p>35</text:p>
                <draw:g>
                  <svg:desc>'encoding-compression'.H2:'encoding-compression'.H4</svg:desc>
                </draw:g>
              </table:table-cell>
              <table:table-cell office:value-type="float" office:value="48">
                <text:p>48</text:p>
                <draw:g>
                  <svg:desc>'encoding-compression'.I2:'encoding-compression'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  <table:table-cell office:value-type="float" office:value="176">
                <text:p>176</text:p>
              </table:table-cell>
              <table:table-cell office:value-type="float" office:value="624">
                <text:p>624</text:p>
              </table:table-cell>
              <table:table-cell office:value-type="float" office:value="338">
                <text:p>338</text:p>
              </table:table-cell>
              <table:table-cell office:value-type="float" office:value="326">
                <text:p>326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246">
                <text:p>246</text:p>
              </table:table-cell>
              <table:table-cell office:value-type="float" office:value="234">
                <text:p>234</text:p>
              </table:table-cell>
              <table:table-cell office:value-type="float" office:value="860">
                <text:p>860</text:p>
              </table:table-cell>
              <table:table-cell office:value-type="float" office:value="402">
                <text:p>402</text:p>
              </table:table-cell>
              <table:table-cell office:value-type="float" office:value="390">
                <text:p>390</text:p>
              </table:table-cell>
              <table:table-cell office:value-type="float" office:value="413">
                <text:p>413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